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#item </text:p>
          </table:table-cell>
          <table:table-cell table:style-name="ce1" office:value-type="string" calcext:value-type="string">
            <text:p>Item to complet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 menu to manage categori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 feature to display categor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 feature to display orders</text:p>
          </table:table-cell>
          <table:table-cell office:value-type="string" calcext:value-type="string">
            <text:p>completed</text:p>
          </table:table-cell>
          <table:table-cell table:style-name="ce2" office:value-type="date" office:date-value="2015-11-10" calcext:value-type="date">
            <text:p>11/10/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 user name and date on menu screens</text:p>
          </table:table-cell>
          <table:table-cell office:value-type="string" calcext:value-type="string">
            <text:p>completed</text:p>
          </table:table-cell>
          <table:table-cell table:style-name="ce2" office:value-type="date" office:date-value="2015-11-10" calcext:value-type="date">
            <text:p>11/10/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move debug echo statement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move commented cod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ean up admin check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vent users accessing screens without logi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move unused co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o decrement when orders are completed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 not display products that have quantity &lt; =0 or unavailabl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en order is complete, change status from partial to completed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solidate code D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05:27:00.577781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06:57:08.937606244</meta:creation-date>
    <dc:date>2015-11-10T06:19:37.935930326</dc:date>
    <meta:editing-duration>PT1H3M22S</meta:editing-duration>
    <meta:editing-cycles>6</meta:editing-cycles>
    <meta:generator>LibreOffice/4.4.6.3$Linux_X86_64 LibreOffice_project/40m0$Build-3</meta:generator>
    <meta:document-statistic meta:table-count="1" meta:cell-count="35" meta:object-count="0"/>
  </office:meta>
</office:document-meta>
</file>